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57cm"/>
    </style:style>
    <style:style style:name="co68" style:family="table-column">
      <style:table-column-properties fo:break-before="auto" style:column-width="6.623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11.063cm"/>
    </style:style>
    <style:style style:name="co72" style:family="table-column">
      <style:table-column-properties fo:break-before="auto" style:column-width="0.893cm"/>
    </style:style>
    <style:style style:name="co73" style:family="table-column">
      <style:table-column-properties fo:break-before="auto" style:column-width="5.567cm"/>
    </style:style>
    <style:style style:name="co74" style:family="table-column">
      <style:table-column-properties fo:break-before="auto" style:column-width="4.979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6.451cm"/>
    </style:style>
    <style:style style:name="co78" style:family="table-column">
      <style:table-column-properties fo:break-before="auto" style:column-width="2.625cm"/>
    </style:style>
    <style:style style:name="co79" style:family="table-column">
      <style:table-column-properties fo:break-before="auto" style:column-width="0.907cm"/>
    </style:style>
    <style:style style:name="co80" style:family="table-column">
      <style:table-column-properties fo:break-before="auto" style:column-width="1.692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0.543cm"/>
    </style:style>
    <style:style style:name="co85" style:family="table-column">
      <style:table-column-properties fo:break-before="auto" style:column-width="5.2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249cm"/>
    </style:style>
    <style:style style:name="co89" style:family="table-column">
      <style:table-column-properties fo:break-before="auto" style:column-width="1.448cm"/>
    </style:style>
    <style:style style:name="co90" style:family="table-column">
      <style:table-column-properties fo:break-before="auto" style:column-width="1.478cm"/>
    </style:style>
    <style:style style:name="co91" style:family="table-column">
      <style:table-column-properties fo:break-before="auto" style:column-width="1.63cm"/>
    </style:style>
    <style:style style:name="co92" style:family="table-column">
      <style:table-column-properties fo:break-before="auto" style:column-width="1.593cm"/>
    </style:style>
    <style:style style:name="co93" style:family="table-column">
      <style:table-column-properties fo:break-before="auto" style:column-width="1.39cm"/>
    </style:style>
    <style:style style:name="co94" style:family="table-column">
      <style:table-column-properties fo:break-before="auto" style:column-width="3.4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2.11cm"/>
    </style:style>
    <style:style style:name="co97" style:family="table-column">
      <style:table-column-properties fo:break-before="auto" style:column-width="2.157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0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5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3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16" style:family="table-cell" style:parent-style-name="Default">
      <style:table-cell-properties fo:background-color="transparent" style:vertical-align="middle"/>
      <style:text-properties style:font-name="Avenir5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20" style:family="table-cell" style:parent-style-name="Default">
      <style:table-cell-properties style:vertical-align="middle"/>
      <style:text-properties style:use-window-font-color="true" style:font-name="Avenir5"/>
    </style:style>
    <style:style style:name="ce202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6" fo:font-weight="bold"/>
    </style:style>
    <style:style style:name="ce210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6" fo:font-weight="normal"/>
    </style:style>
    <style:style style:name="ce210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6" fo:font-weight="bold"/>
    </style:style>
    <style:style style:name="ce210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49" style:family="table-cell" style:parent-style-name="Default">
      <style:table-cell-properties fo:border="0.06pt solid #000000" style:vertical-align="middle"/>
      <style:text-properties style:font-name="Avenir5"/>
    </style:style>
    <style:style style:name="ce18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6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5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4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300" table:content-validation-name="val74" table:number-columns-spanned="2" table:number-rows-spanned="1"/>
          <table:covered-table-cell table:style-name="ce30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3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5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1" office:value-type="string" calcext:value-type="string">
            <text:p>Módosítók</text:p>
          </table:table-cell>
          <table:table-cell table:style-name="ce506" table:content-validation-name="val138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6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585" table:content-validation-name="val120" office:value-type="float" office:value="10" calcext:value-type="float">
            <text:p>10</text:p>
          </table:table-cell>
          <table:table-cell table:style-name="ce585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9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7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585" table:content-validation-name="val120" office:value-type="float" office:value="20" calcext:value-type="float">
            <text:p>20</text:p>
          </table:table-cell>
          <table:table-cell table:style-name="ce585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585" table:content-validation-name="val120" office:value-type="float" office:value="120" calcext:value-type="float">
            <text:p>120</text:p>
          </table:table-cell>
          <table:table-cell table:style-name="ce585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1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585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3" table:content-validation-name="val142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5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7" table:content-validation-name="val122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54" office:value-type="string" calcext:value-type="string">
            <text:p>Harckeret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0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4" office:value-type="string" calcext:value-type="string">
            <text:p>Távolsági 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Hatótáv + Komment</text:p>
          </table:table-cell>
          <table:covered-table-cell table:style-name="ce5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Komment</text:p>
          </table:table-cell>
          <table:covered-table-cell table:style-name="ce520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29" table:content-validation-name="val109"/>
          <table:table-cell table:style-name="ce52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7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3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3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7"/>
          <table:table-cell table:style-name="ce680" table:content-validation-name="val127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Elsődleges fegyver</text:p>
          </table:table-cell>
          <table:table-cell table:style-name="ce5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Másodlagos fegyver</text:p>
          </table:table-cell>
          <table:table-cell table:style-name="ce5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0" table:number-columns-repeated="2"/>
          <table:table-cell table:style-name="ce633"/>
          <table:table-cell table:style-name="ce520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7" table:number-columns-spanned="2" table:number-rows-spanned="1"/>
          <table:covered-table-cell table:style-name="ce5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55" table:content-validation-name="val119" table:number-columns-spanned="2" table:number-rows-spanned="1"/>
          <table:covered-table-cell table:style-name="ce55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9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0" table:content-validation-name="val197" office:value-type="float" office:value="0" calcext:value-type="float">
            <text:p>0</text:p>
          </table:table-cell>
          <table:table-cell table:style-name="ce1375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3" table:number-columns-spanned="4" table:number-rows-spanned="1"/>
          <table:covered-table-cell table:style-name="ce1503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1298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504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300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381" table:content-validation-name="val192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5" table:number-columns-spanned="4" table:number-rows-spanned="1"/>
          <table:covered-table-cell table:style-name="ce1261"/>
          <table:covered-table-cell table:number-columns-repeated="2" table:style-name="ce1275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503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6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8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,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,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1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1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2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4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vilagi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vilagi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tudomanyos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alvilagi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vilagi/nyomozas.md" xlink:type="simple">Nyomozás</text:a> </text:p>
          </table:table-cell>
          <table:table-cell table:style-name="Default"/>
          <table:table-cell table:style-name="ce1882" table:content-validation-name="val20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alvilagi/meregkeveres.tudomanyo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tudomany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2001"/>
          <table:covered-table-cell table:style-name="ce2009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029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Szabad Háttere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ce1996"/>
          <table:table-cell table:style-name="ce2025"/>
          <table:table-cell/>
          <table:table-cell table:style-name="Default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26" office:value-type="string" calcext:value-type="string">
            <text:p>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2021" office:value-type="string" calcext:value-type="string">
            <text:p>Faj Hátterek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6"/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4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26" office:value-type="string" calcext:value-type="string">
            <text:p>Befolyásolás, Emberismeret, 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26" office:value-type="string" calcext:value-type="string">
            <text:p><text:span text:style-name="T34">Lexikum, </text:span>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26" office:value-type="string" calcext:value-type="string">
            <text:p>Lexikum, Nyomozás, Szakma: hivatalnok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26" office:value-type="string" calcext:value-type="string">
            <text:p>Lovaglás, Léglovagl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26" office:value-type="string" calcext:value-type="string">
            <text:p>Nyomozás, Szakma: hivatalnok,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26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26" office:value-type="string" calcext:value-type="string">
            <text:p>Befolyásolás, Emberismeret</text:p>
          </table:table-cell>
          <table:table-cell table:number-columns-repeated="3"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26" office:value-type="string" calcext:value-type="string">
            <text:p>Észlelés, Természetjárás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26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4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26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3" table:formula="of:=COUNTA([.E6:.E46])" office:value-type="float" office:value="41" calcext:value-type="float">
            <text:p>41</text:p>
          </table:table-cell>
          <table:table-cell table:style-name="ce2026"/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 table:number-columns-repeated="2"/>
          <table:table-cell table:style-name="ce2028"/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number-columns-repeated="3"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1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 table:number-columns-repeated="6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1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3" table:default-cell-style-name="ce356"/>
        <table:table-row table:style-name="ro2">
          <table:table-cell table:style-name="ce2101" office:value-type="string" calcext:value-type="string">
            <text:p>V8.7.4</text:p>
          </table:table-cell>
        </table:table-row>
        <table:table-row table:style-name="ro2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0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22" office:value-type="string" calcext:value-type="string">
            <text:p>* <text:span text:style-name="T42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29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29">
          <table:table-cell table:style-name="ce2101" office:value-type="string" calcext:value-type="string">
            <text:p>V7.9.1</text:p>
          </table:table-cell>
        </table:table-row>
        <table:table-row table:style-name="ro29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0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9"/>
          <table:covered-table-cell table:style-name="ce1956"/>
          <table:covered-table-cell table:number-columns-repeated="6" table:style-name="ce1949"/>
          <table:covered-table-cell table:number-columns-repeated="3" table:style-name="ce1981"/>
          <table:covered-table-cell table:style-name="ce19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9"/>
          <table:table-cell table:style-name="ce1956"/>
          <table:table-cell table:style-name="ce1949" table:number-columns-repeated="6"/>
          <table:table-cell table:style-name="ce1981" table:number-columns-repeated="3"/>
          <table:table-cell table:style-name="ce194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7" office:value-type="string" calcext:value-type="string">
            <text:p>Szint</text:p>
          </table:table-cell>
          <table:table-cell table:style-name="ce1967" office:value-type="string" calcext:value-type="string" table:number-columns-spanned="2" table:number-rows-spanned="1">
            <text:p>KP</text:p>
          </table:table-cell>
          <table:covered-table-cell table:style-name="ce196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18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461"/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6" table:content-validation-name="val203" office:value-type="string" calcext:value-type="string">
            <text:p>Fok</text:p>
          </table:table-cell>
          <table:table-cell table:style-name="ce1856" table:content-validation-name="val203" office:value-type="string" calcext:value-type="string">
            <text:p>Bónusz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60"/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5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57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57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57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57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60"/>
          <table:table-cell table:style-name="ce1850" table:content-validation-name="val60" table:number-columns-repeated="2"/>
          <table:table-cell table:style-name="ce2002" table:content-validation-name="val60"/>
          <table:table-cell table:style-name="ce1960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58" table:content-validation-name="val60"/>
          <table:table-cell table:style-name="ce1858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58" table:content-validation-name="val60" office:value-type="string" calcext:value-type="string">
            <text:p>Szúró</text:p>
          </table:table-cell>
          <table:table-cell table:style-name="ce1858" table:content-validation-name="val60" office:value-type="string" calcext:value-type="string">
            <text:p>Vágó</text:p>
          </table:table-cell>
          <table:table-cell table:style-name="ce1858" table:content-validation-name="val60" office:value-type="string" calcext:value-type="string">
            <text:p>Zúzó</text:p>
          </table:table-cell>
          <table:table-cell table:style-name="ce1858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2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2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2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>
            <text:p>SFÉ</text:p>
          </table:table-cell>
          <table:table-cell table:style-name="ce1858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58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0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Italic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00.00.00</text:date>, <text:time style:data-style-name="N2" text:time-value="22:46:06.77650930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13T22:47:27.818056851</dc:date>
    <meta:editing-cycles>833</meta:editing-cycles>
    <meta:editing-duration>P8DT7H20M27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